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3" svg:font-family="'Liberation Sans Narrow'" style:font-adornments="Regular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2.55cm" fo:min-width="4.5cm"/>
    </style:style>
    <style:style style:name="gr2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12cm" fo:min-width="1.462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5cm" fo:min-width="4.5cm"/>
    </style:style>
    <style:style style:name="gr6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3.7cm"/>
    </style:style>
    <style:style style:name="gr7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3.7cm" fo:padding-top="0.125cm" fo:padding-bottom="0.125cm" fo:padding-left="0.25cm" fo:padding-right="0.25cm"/>
    </style:style>
    <style:style style:name="gr8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3.7cm"/>
    </style:style>
    <style:style style:name="gr9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3.7cm"/>
    </style:style>
    <style:style style:name="gr10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55cm" fo:min-width="3.7cm"/>
    </style:style>
    <style:style style:name="gr11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13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</style:style>
    <style:style style:name="gr14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</style:style>
    <style:style style:name="gr15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15cm" fo:min-width="3.7cm"/>
    </style:style>
    <style:style style:name="gr16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15cm" fo:min-width="3.7cm"/>
    </style:style>
    <style:style style:name="gr17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55cm" fo:min-width="3.7cm"/>
    </style:style>
    <style:style style:name="gr18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/>
    </style:style>
    <style:style style:name="gr19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0.95cm" fo:min-width="4.5cm"/>
    </style:style>
    <style:style style:name="gr20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5cm" fo:padding-top="0.125cm" fo:padding-bottom="0.125cm" fo:padding-left="0.25cm" fo:padding-right="0.25cm"/>
    </style:style>
    <style:style style:name="gr21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5cm"/>
    </style:style>
    <style:style style:name="gr22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15cm" fo:min-width="4.5cm"/>
    </style:style>
    <style:style style:name="gr23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35cm" fo:min-width="4.5cm"/>
    </style:style>
    <style:style style:name="gr24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3.7cm"/>
    </style:style>
    <style:style style:name="gr25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3.7cm" fo:padding-top="0.125cm" fo:padding-bottom="0.125cm" fo:padding-left="0.25cm" fo:padding-right="0.25cm"/>
    </style:style>
    <style:style style:name="gr26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95cm" fo:min-width="3.7cm"/>
    </style:style>
    <style:style style:name="gr27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3.7cm"/>
    </style:style>
    <style:style style:name="gr28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6.94cm" fo:min-width="4.29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30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1.95cm" fo:min-width="4.3cm"/>
    </style:style>
    <style:style style:name="gr31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49cm" fo:padding-top="0.13cm" fo:padding-bottom="0.13cm" fo:padding-left="0.255cm" fo:padding-right="0.255cm"/>
    </style:style>
    <style:style style:name="gr32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49cm" fo:padding-top="0.13cm" fo:padding-bottom="0.13cm" fo:padding-left="0.255cm" fo:padding-right="0.255cm"/>
    </style:style>
    <style:style style:name="gr33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55cm" fo:min-width="4.5cm"/>
    </style:style>
    <style:style style:name="gr34" style:family="graphic" style:parent-style-name="standard" style:list-style-name="L1">
      <style:graphic-properties svg:stroke-width="0.01cm" svg:stroke-color="#990099" draw:marker-start-width="0.215cm" draw:marker-end-width="0.215cm" draw:fill="solid" draw:fill-color="#ffffff" draw:textarea-horizontal-align="justify" draw:textarea-vertical-align="middle" draw:auto-grow-height="false" fo:min-height="6.34cm" fo:min-width="4.29cm" fo:padding-top="0.13cm" fo:padding-bottom="0.13cm" fo:padding-left="0.255cm" fo:padding-right="0.255cm"/>
    </style:style>
    <style:style style:name="gr35" style:family="graphic" style:parent-style-name="standard">
      <style:graphic-properties svg:stroke-width="0.01cm" svg:stroke-color="#990099" draw:marker-start-width="0.215cm" draw:marker-end-width="0.215cm" draw:fill="solid" draw:fill-color="#cc00cc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36" style:family="graphic" style:parent-style-name="standard">
      <style:graphic-properties svg:stroke-color="#990099" draw:fill="solid" draw:fill-color="#eeeeee" draw:textarea-horizontal-align="justify" draw:textarea-vertical-align="middle" draw:auto-grow-height="false" fo:min-height="1.55cm" fo:min-width="4.3cm"/>
    </style:style>
    <style:style style:name="gr37" style:family="graphic" style:parent-style-name="standard">
      <style:graphic-properties svg:stroke-width="0.1cm" svg:stroke-color="#b2b2b2" draw:marker-start-width="0.35cm" draw:marker-end-width="0.35cm" draw:fill="solid" draw:fill-color="#cfe7f5" draw:textarea-horizontal-align="justify" draw:textarea-vertical-align="middle" draw:auto-grow-height="false" fo:min-height="1.25cm" fo:min-width="18.8cm" fo:padding-top="0.175cm" fo:padding-bottom="0.175cm" fo:padding-left="0.3cm" fo:padding-right="0.3cm"/>
    </style:style>
    <style:style style:name="gr38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5.94cm" fo:min-width="4.29cm" fo:padding-top="0.13cm" fo:padding-bottom="0.13cm" fo:padding-left="0.255cm" fo:padding-right="0.255cm"/>
    </style:style>
    <style:style style:name="gr39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1.35cm" fo:min-width="4.3cm"/>
    </style:style>
    <style:style style:name="gr40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3.54cm" fo:min-width="4.29cm" fo:padding-top="0.13cm" fo:padding-bottom="0.13cm" fo:padding-left="0.255cm" fo:padding-right="0.255cm"/>
    </style:style>
    <style:style style:name="gr41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55cm" fo:min-width="4.3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6pt" style:font-size-asian="18pt" style:font-size-complex="18pt"/>
    </style:style>
    <style:style style:name="P5" style:family="paragraph">
      <style:paragraph-properties fo:text-align="center"/>
      <style:text-properties fo:font-size="6pt" style:font-size-asian="18pt" style:font-size-complex="18pt"/>
    </style:style>
    <style:style style:name="P6" style:family="paragraph">
      <loext:graphic-properties draw:fill="solid" draw:fill-color="#ffffff"/>
      <style:paragraph-properties fo:text-align="start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start"/>
      <style:text-properties style:font-name="Liberation Sans Narrow3" fo:font-size="8pt" style:font-size-asian="18pt" style:font-size-complex="18pt"/>
    </style:style>
    <style:style style:name="P8" style:family="paragraph">
      <loext:graphic-properties draw:fill="solid" draw:fill-color="#663399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9" style:family="paragraph">
      <loext:graphic-properties draw:fill="solid" draw:fill-color="#ff420e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10" style:family="paragraph">
      <loext:graphic-properties draw:fill="solid" draw:fill-color="#eeeeee"/>
      <style:paragraph-properties fo:text-align="start"/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P11" style:family="paragraph">
      <loext:graphic-properties draw:fill="solid" draw:fill-color="#006600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12" style:family="paragraph">
      <loext:graphic-properties draw:fill="solid" draw:fill-color="#ccff66"/>
      <style:paragraph-properties fo:text-align="center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ffcc00"/>
      <style:paragraph-properties fo:text-align="center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loext:graphic-properties draw:fill="solid" draw:fill-color="#ccffff"/>
      <style:paragraph-properties fo:text-align="center"/>
      <style:text-properties fo:color="#000000" fo:font-size="8pt" fo:font-weight="bold" style:font-size-asian="18pt" style:font-weight-asian="bold" style:font-size-complex="18pt" style:font-weight-complex="600"/>
    </style:style>
    <style:style style:name="P15" style:family="paragraph">
      <loext:graphic-properties draw:fill="solid" draw:fill-color="#ffffff"/>
      <style:paragraph-properties fo:margin-left="0cm" fo:margin-right="0cm" fo:text-align="start" fo:text-indent="0cm"/>
      <style:text-properties fo:color="#ff0000" style:font-name="Liberation Sans Narrow3" fo:font-size="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16" style:family="paragraph">
      <loext:graphic-properties draw:fill="solid" draw:fill-color="#cc00cc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17" style:family="paragraph">
      <loext:graphic-properties draw:fill="solid" draw:fill-color="#cfe7f5"/>
      <style:paragraph-properties fo:text-align="center"/>
      <style:text-properties fo:color="#000066" style:font-name="URW Gothic L1" fo:font-size="24pt" fo:font-weight="600" style:font-size-asian="18pt" style:font-size-complex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style:font-name="Liberation Sans Narrow2" fo:font-size="8pt" style:font-name-asian="Liberation Sans Narrow2" style:font-size-asian="8pt" style:font-name-complex="Liberation Sans Narrow2" style:font-size-complex="8pt"/>
    </style:style>
    <style:style style:name="T5" style:family="text">
      <style:text-properties style:font-name="Liberation Sans Narrow" fo:font-size="8pt" style:font-size-asian="8pt" style:font-size-complex="8pt"/>
    </style:style>
    <style:style style:name="T6" style:family="text">
      <style:text-properties style:font-name="Liberation Sans Narrow3" fo:font-size="8pt" style:font-size-asian="18pt" style:font-size-complex="18pt"/>
    </style:style>
    <style:style style:name="T7" style:family="text">
      <style:text-properties fo:color="#ff0000" style:font-name="Liberation Sans Narrow3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9" style:family="text">
      <style:text-properties fo:color="#ff0000" style:font-name="Liberation Sans Narrow3" fo:font-size="8pt" fo:font-weight="bold" style:font-size-asian="18pt" style:font-weight-asian="bold" style:font-size-complex="18pt" style:font-weight-complex="bold"/>
    </style:style>
    <style:style style:name="T10" style:family="text">
      <style:text-properties fo:color="#0000ff" style:font-name="Liberation Sans Narrow3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009900" style:font-name="Liberation Sans Narrow3" fo:font-size="8pt" fo:font-style="italic" style:font-size-asian="18pt" style:font-style-asian="italic" style:font-size-complex="18pt" style:font-style-complex="italic"/>
    </style:style>
    <style:style style:name="T12" style:family="text"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T13" style:family="text">
      <style:text-properties fo:color="#ff0000" style:font-name="Liberation Sans Narrow3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color="#0000ff" style:font-name="Liberation Sans Narrow3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Liberation Sans Narrow3" fo:font-size="8pt" fo:font-style="normal" style:font-size-asian="18pt" style:font-style-asian="normal" style:font-size-complex="18pt" style:font-style-complex="normal"/>
    </style:style>
    <style:style style:name="T16" style:family="text">
      <style:text-properties fo:color="#009900" style:font-name="Liberation Sans Narrow3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8" style:family="text">
      <style:text-properties style:font-name="Liberation Sans Narrow3" fo:font-size="8pt" fo:font-weight="normal" style:font-size-asian="18pt" style:font-weight-asian="normal" style:font-size-complex="18pt" style:font-weight-complex="normal"/>
    </style:style>
    <style:style style:name="T19" style:family="text">
      <style:text-properties fo:color="#009900" style:font-name="Liberation Sans Narrow3" fo:font-size="4pt" fo:font-style="italic" style:font-size-asian="4pt" style:font-style-asian="italic" style:font-size-complex="4pt" style:font-style-complex="italic"/>
    </style:style>
    <style:style style:name="T20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21" style:family="text">
      <style:text-properties style:font-name="Liberation Sans Narrow3" fo:font-size="4pt" style:font-size-asian="4pt" style:font-size-complex="4pt"/>
    </style:style>
    <style:style style:name="T22" style:family="text">
      <style:text-properties fo:color="#006600" style:font-name="Liberation Sans Narrow3" fo:font-size="8pt" style:font-size-asian="18pt" style:font-size-complex="18pt"/>
    </style:style>
    <style:style style:name="T23" style:family="text">
      <style:text-properties fo:color="#990066" style:font-name="Liberation Sans Narrow3" fo:font-size="8pt" style:font-size-asian="18pt" style:font-size-complex="18pt"/>
    </style:style>
    <style:style style:name="T24" style:family="text">
      <style:text-properties fo:color="#0000ff" style:font-name="Liberation Sans Narrow3" fo:font-size="8pt" style:font-size-asian="18pt" style:font-size-complex="18pt"/>
    </style:style>
    <style:style style:name="T25" style:family="text">
      <style:text-properties fo:color="#cc3300" style:font-name="Liberation Sans Narrow3" fo:font-size="8pt" style:font-size-asian="18pt" style:font-size-complex="18pt"/>
    </style:style>
    <style:style style:name="T26" style:family="text">
      <style:text-properties style:use-window-font-color="true" style:font-name="Liberation Sans Narrow3" fo:font-size="8pt" style:font-size-asian="18pt" style:font-size-complex="18pt"/>
    </style:style>
    <style:style style:name="T27" style:family="text">
      <style:text-properties fo:color="#000066" style:font-name="URW Gothic L1" fo:font-size="24pt" fo:font-weight="600" style:font-size-asian="18pt" style:font-size-complex="18pt"/>
    </style:style>
    <style:style style:name="T28" style:family="text">
      <style:text-properties fo:color="#009900" style:font-name="Liberation Sans Narrow2" fo:font-size="4pt" fo:font-style="italic" style:font-name-asian="Liberation Sans Narrow2" style:font-size-asian="4pt" style:font-style-asian="italic" style:font-name-complex="Liberation Sans Narrow2" style:font-size-complex="4pt" style:font-style-complex="italic"/>
    </style:style>
    <style:style style:name="T29" style:family="text">
      <style:text-properties fo:color="#cc3300" style:font-name="Liberation Sans Narrow3" fo:font-size="4pt" style:font-size-asian="4pt" style:font-size-complex="4pt"/>
    </style:style>
    <style:style style:name="T30" style:family="text">
      <style:text-properties fo:color="#990066" style:font-name="Liberation Sans Narrow3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8cm" svg:x="15.6cm" svg:y="21.4cm">
          <text:p text:style-name="P1"><text:span text:style-name="T1">Exampl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cm" svg:height="0.4cm" svg:x="16.898cm" svg:y="21.6cm">
          <text:p text:style-name="P3"><text:span text:style-name="T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cm" svg:height="0.4cm" svg:x="16.898cm" svg:y="22.6cm">
          <draw:glue-point draw:id="4" svg:x="3.333cm" svg:y="-5cm"/>
          <text:p text:style-name="P3"><text:span text:style-name="T3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cm" svg:height="0.4cm" svg:x="16.898cm" svg:y="23.6cm">
          <text:p text:style-name="P3"><text:span text:style-name="T3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7.898cm" svg:y1="23cm" svg:x2="17.898cm" svg:y2="23.6cm" draw:start-shape="id1" draw:start-glue-point="2" draw:end-shape="id2" draw:end-glue-point="0" svg:d="M17898 23000v600" svg:viewBox="0 0 1 601">
          <text:p/>
        </draw:connector>
        <draw:connector draw:style-name="gr3" draw:text-style-name="P5" draw:layer="layout" svg:x1="17.898cm" svg:y1="22cm" svg:x2="17.898cm" svg:y2="22.6cm" draw:start-shape="id3" draw:start-glue-point="2" draw:end-shape="id1" draw:end-glue-point="0" svg:d="M17898 22000v600" svg:viewBox="0 0 1 601">
          <text:p/>
        </draw:connector>
        <draw:connector draw:style-name="gr4" draw:text-style-name="P5" draw:layer="layout" svg:x1="18.898cm" svg:y1="22.8cm" svg:x2="18.564cm" svg:y2="22.6cm" draw:start-shape="id1" draw:start-glue-point="1" draw:end-shape="id1" draw:end-glue-point="4" svg:d="M18898 22800h502v-701h-836v501" svg:viewBox="0 0 837 702">
          <text:p/>
        </draw:connector>
        <draw:custom-shape draw:style-name="gr5" draw:text-style-name="P6" draw:layer="layout" svg:width="5cm" svg:height="2.6cm" svg:x="15.6cm" svg:y="24.2cm">
          <text:p text:style-name="P1"><text:span text:style-name="T4">● </text:span><text:span text:style-name="T5">A group may have many users.</text:span></text:p>
          <text:p text:style-name="P1"><text:span text:style-name="T4">● </text:span><text:span text:style-name="T5">A user always belongs to a group.</text:span></text:p>
          <text:p text:style-name="P1"><text:span text:style-name="T4">● </text:span><text:span text:style-name="T5">A user may be created by another user.</text:span></text:p>
          <text:p text:style-name="P1"><text:span text:style-name="T4">● </text:span><text:span text:style-name="T5">A user may create many users.</text:span></text:p>
          <text:p text:style-name="P1"><text:span text:style-name="T4">● </text:span><text:span text:style-name="T5">A user may have many privileges.</text:span></text:p>
          <text:p text:style-name="P1"><text:span text:style-name="T4">● </text:span><text:span text:style-name="T4">The username of a user is unique.</text:span></text:p>
          <text:p text:style-name="P1"><text:span text:style-name="T4">● </text:span><text:span text:style-name="T5">A privilege always belong to a user.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cm" svg:height="0.6cm" svg:x="1.2cm" svg:y="3.2cm">
          <text:p text:style-name="P1"><text:span text:style-name="T6">UserDAO u = UserDAO.</text:span><text:span text:style-name="T7">select</text:span><text:span text:style-name="T6">(17);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cm" svg:height="0.4cm" svg:x="1.2cm" svg:y="2.8cm">
          <text:p text:style-name="P3"><text:span text:style-name="T8">Select by PK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2cm" svg:height="2.8cm" svg:x="1.2cm" svg:y="4.8cm">
          <text:p text:style-name="P1"><text:span text:style-name="T6">UserDAO u = new UserDAO();</text:span></text:p>
          <text:p text:style-name="P1"><text:span text:style-name="T6">u.setUsername("jsmith");</text:span></text:p>
          <text:p text:style-name="P1"><text:span text:style-name="T6">u.setFirstName("John");</text:span></text:p>
          <text:p text:style-name="P1"><text:span text:style-name="T6">u.setLastName("Smith");</text:span></text:p>
          <text:p text:style-name="P1"><text:span text:style-name="T6">u.setGroupId(101);</text:span></text:p>
          <text:p text:style-name="P1"><text:span text:style-name="T6">u.setState(1);</text:span></text:p>
          <text:p text:style-name="P1"><text:span text:style-name="T6">u.</text:span><text:span text:style-name="T9">insert</text:span><text:span text:style-name="T6">();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cm" svg:height="0.4cm" svg:x="1.2cm" svg:y="4.4cm">
          <text:p text:style-name="P3"><text:span text:style-name="T8">Inser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2cm" svg:height="1.2cm" svg:x="1.2cm" svg:y="10.8cm">
          <text:p text:style-name="P1"><text:span text:style-name="T6">UserDAO u = new UserDAO();</text:span></text:p>
          <text:p text:style-name="P1"><text:span text:style-name="T6">u.setId(17);</text:span></text:p>
          <text:p text:style-name="P1"><text:span text:style-name="T6">u.</text:span><text:span text:style-name="T9">delete</text:span><text:span text:style-name="T6">();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cm" svg:height="0.4cm" svg:x="1.2cm" svg:y="10.4cm">
          <text:p text:style-name="P3"><text:span text:style-name="T8">Delete by PK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2cm" svg:height="1.2cm" svg:x="1.2cm" svg:y="8.6cm">
          <text:p text:style-name="P1"><text:span text:style-name="T6">UserDAO u = UserDAO.select(17);</text:span></text:p>
          <text:p text:style-name="P1"><text:span text:style-name="T6">u.setFirstName("Jamie");</text:span></text:p>
          <text:p text:style-name="P1"><text:span text:style-name="T6">u.</text:span><text:span text:style-name="T9">update</text:span><text:span text:style-name="T6">();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cm" svg:height="0.4cm" svg:x="1.2cm" svg:y="8.2cm">
          <text:p text:style-name="P3"><text:span text:style-name="T8">Update by PK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2cm" svg:height="0.8cm" svg:x="1.2cm" svg:y="13cm">
          <text:p text:style-name="P1"><text:span text:style-name="T6"><text:s/></text:span><text:span text:style-name="T6">UserDAO u = UserDAO.</text:span></text:p>
          <text:p text:style-name="P1"><text:span text:style-name="T6"><text:s text:c="3"/></text:span><text:span text:style-name="T7">selectByUI</text:span><text:span text:style-name="T10">Username</text:span><text:span text:style-name="T6">("jsmith");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2cm" svg:height="0.4cm" svg:x="1.2cm" svg:y="12.6cm">
          <text:p text:style-name="P3"><text:span text:style-name="T8">Select by Unique Constra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1.6cm" svg:x="5.6cm" svg:y="3.2cm">
          <text:p text:style-name="P1"><text:span text:style-name="T6">UserDAO example = new UserDAO();</text:span></text:p>
          <text:p text:style-name="P1"><text:span text:style-name="T6">example.setState(1); </text:span><text:span text:style-name="T11">// Get active users</text:span></text:p>
          <text:p text:style-name="P1"><text:span text:style-name="T6">List&lt;UserDAO&gt; users = UserDAO.</text:span></text:p>
          <text:p text:style-name="P1"><text:span text:style-name="T9"><text:s text:c="4"/></text:span><text:span text:style-name="T9">selectByExample</text:span><text:span text:style-name="T6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4.8cm" svg:height="0.4cm" svg:x="5.6cm" svg:y="2.8cm">
          <text:p text:style-name="P3"><text:span text:style-name="T8">Select by Exampl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8cm" svg:height="2.2cm" svg:x="5.6cm" svg:y="5.8cm">
          <text:p text:style-name="P1"><text:span text:style-name="T6">UserDAO example = new UserDAO();</text:span></text:p>
          <text:p text:style-name="P1"><text:span text:style-name="T6">example.setState(1); </text:span><text:span text:style-name="T11">// Get active users</text:span></text:p>
          <text:p text:style-name="P1"><text:span text:style-name="T6">List&lt;UserDAO&gt; users = UserDAO.</text:span></text:p>
          <text:p text:style-name="P1"><text:span text:style-name="T9"><text:s text:c="4"/></text:span><text:span text:style-name="T9">selectByExample</text:span><text:span text:style-name="T6">(example,</text:span></text:p>
          <text:p text:style-name="P1"><text:span text:style-name="T6"><text:s text:c="4"/></text:span><text:span text:style-name="T6">UserOrderBy.LAST_NAME, </text:span></text:p>
          <text:p text:style-name="P1"><text:span text:style-name="T6"><text:s text:c="4"/></text:span><text:span text:style-name="T6">UserOrderBy.FIRST_NAME);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8cm" svg:height="0.4cm" svg:x="5.6cm" svg:y="5.4cm">
          <text:p text:style-name="P3"><text:span text:style-name="T8">Select by Example, with Or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8cm" svg:height="2.8cm" svg:x="5.6cm" svg:y="9cm">
          <text:p text:style-name="P1"><text:span text:style-name="T11">// Deactivate all active users of group 78</text:span></text:p>
          <text:p text:style-name="P1"><text:span text:style-name="T6">UserDAO example = new UserDAO();</text:span></text:p>
          <text:p text:style-name="P1"><text:span text:style-name="T6">example.setState(1); </text:span><text:span text:style-name="T11">// active</text:span></text:p>
          <text:p text:style-name="P1"><text:span text:style-name="T6">example.setGroup(78);</text:span></text:p>
          <text:p text:style-name="P1"><text:span text:style-name="T6">UserDAO newValues = new UserDAO();</text:span></text:p>
          <text:p text:style-name="P1"><text:span text:style-name="T6">newValues.setState(0); </text:span><text:span text:style-name="T11">// inactive</text:span></text:p>
          <text:p text:style-name="P1"><text:span text:style-name="T6">UserDAO.</text:span><text:span text:style-name="T9">updateByExample</text:span><text:span text:style-name="T6">(example, </text:span></text:p>
          <text:p text:style-name="P1"><text:span text:style-name="T6"><text:s text:c="4"/></text:span><text:span text:style-name="T6">newValues);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8cm" svg:height="0.4cm" svg:x="5.6cm" svg:y="8.6cm">
          <text:p text:style-name="P3"><text:span text:style-name="T8">Update by Exampl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1.6cm" svg:x="5.6cm" svg:y="12.8cm">
          <text:p text:style-name="P1"><text:span text:style-name="T11">// Delete all inactive users</text:span></text:p>
          <text:p text:style-name="P1"><text:span text:style-name="T6">UserDAO example = new UserDAO();</text:span></text:p>
          <text:p text:style-name="P1"><text:span text:style-name="T6">example.setState(0); </text:span><text:span text:style-name="T11">// inactive</text:span></text:p>
          <text:p text:style-name="P1"><text:span text:style-name="T6">UserDAO.</text:span><text:span text:style-name="T9">deleteByExample</text:span><text:span text:style-name="T6">(example);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8cm" svg:height="0.4cm" svg:x="5.6cm" svg:y="12.4cm">
          <text:p text:style-name="P3"><text:span text:style-name="T8">Delete by Examp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2cm" svg:height="0.4cm" svg:x="1.2cm" svg:y="3.8cm">
          <text:p text:style-name="P1"><text:span text:style-name="T12">Available on tables with a PK.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2cm" svg:height="0.4cm" svg:x="1.2cm" svg:y="7.6cm">
          <text:p text:style-name="P1"><text:span text:style-name="T12">Available on all tables.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2cm" svg:height="0.4cm" svg:x="1.2cm" svg:y="9.8cm">
          <text:p text:style-name="P1"><text:span text:style-name="T12">Available on tables with a PK.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2cm" svg:height="0.4cm" svg:x="1.2cm" svg:y="12cm">
          <text:p text:style-name="P1"><text:span text:style-name="T12">Available on tables with a PK.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4.2cm" svg:height="0.8cm" svg:x="1.2cm" svg:y="13.8cm">
          <text:p text:style-name="P1"><text:span text:style-name="T12">Available on tables with unique </text:span></text:p>
          <text:p text:style-name="P1"><text:span text:style-name="T12">constraints.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cm" svg:height="0.4cm" svg:x="5.6cm" svg:y="4.8cm">
          <text:p text:style-name="P1"><text:span text:style-name="T12">Available on tables and views.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cm" svg:height="0.4cm" svg:x="5.6cm" svg:y="8cm">
          <text:p text:style-name="P1"><text:span text:style-name="T12">Available on tables and views.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cm" svg:height="0.4cm" svg:x="5.6cm" svg:y="11.8cm">
          <text:p text:style-name="P1"><text:span text:style-name="T12">Available on all tables.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cm" svg:height="0.4cm" svg:x="5.6cm" svg:y="14.4cm">
          <text:p text:style-name="P1"><text:span text:style-name="T12">Available on all tables.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cm" svg:height="1.2cm" svg:x="15.6cm" svg:y="3.2cm">
          <text:p text:style-name="P1"><text:span text:style-name="T6">UserDAO u = UserDAO.select(17);</text:span></text:p>
          <text:p text:style-name="P1"><text:span text:style-name="T6">GroupDAO g = u.</text:span></text:p>
          <text:p text:style-name="P1"><text:span text:style-name="T13"><text:s text:c="4"/></text:span><text:span text:style-name="T13">selectParent</text:span><text:span text:style-name="T14">Group</text:span><text:span text:style-name="T15">().</text:span><text:span text:style-name="T13">by</text:span><text:span text:style-name="T14">GroupId</text:span><text:span text:style-name="T15">();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0.4cm" svg:x="15.6cm" svg:y="2.8cm">
          <text:p text:style-name="P3"><text:span text:style-name="T8">Select Parent Row by FK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0.4cm" svg:x="15.6cm" svg:y="4.4cm">
          <text:p text:style-name="P1"><text:span text:style-name="T12">Available on tables with imported FKs.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5cm" svg:height="1.4cm" svg:x="15.6cm" svg:y="5.4cm">
          <text:p text:style-name="P1"><text:span text:style-name="T6">UserDAO u = UserDAO.select(17);</text:span></text:p>
          <text:p text:style-name="P1"><text:span text:style-name="T6">List&lt;PrivilegeDAO&gt; privs = u.</text:span></text:p>
          <text:p text:style-name="P1"><text:span text:style-name="T15"><text:s text:c="2"/></text:span><text:span text:style-name="T13">selectChildren</text:span><text:span text:style-name="T14">Privilege</text:span><text:span text:style-name="T15">().</text:span></text:p>
          <text:p text:style-name="P1"><text:span text:style-name="T15"><text:s text:c="2"/></text:span><text:span text:style-name="T13">by</text:span><text:span text:style-name="T14">UserId</text:span><text:span text:style-name="T15">();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0.4cm" svg:x="15.6cm" svg:y="5cm">
          <text:p text:style-name="P3"><text:span text:style-name="T8">Select Children Rows by FK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0.4cm" svg:x="15.6cm" svg:y="6.8cm">
          <text:p text:style-name="P1"><text:span text:style-name="T12">Available on tables with exported FKs.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cm" svg:height="1.2cm" svg:x="15.6cm" svg:y="7.8cm">
          <text:p text:style-name="P1"><text:span text:style-name="T6">UserDAO u = UserDAO.select(17);</text:span></text:p>
          <text:p text:style-name="P1"><text:span text:style-name="T6">UserDAO creator = u.</text:span></text:p>
          <text:p text:style-name="P1"><text:span text:style-name="T6"><text:s text:c="2"/></text:span><text:span text:style-name="T9">selectParent</text:span><text:span text:style-name="T14">User</text:span><text:span text:style-name="T6">().</text:span><text:span text:style-name="T9">by</text:span><text:span text:style-name="T14">CreatedBy</text:span><text:span text:style-name="T6">();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0.4cm" svg:x="15.6cm" svg:y="7.4cm">
          <text:p text:style-name="P3"><text:span text:style-name="T8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5cm" svg:height="0.6cm" svg:x="15.6cm" svg:y="9cm">
          <text:p text:style-name="P1"><text:span text:style-name="T12">Available on tables with imported</text:span></text:p>
          <text:p text:style-name="P1"><text:span text:style-name="T12">reflexive FKs.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cm" svg:height="1.2cm" svg:x="15.6cm" svg:y="10.2cm">
          <text:p text:style-name="P1"><text:span text:style-name="T6">UserDAO u = UserDAO.select(17);</text:span></text:p>
          <text:p text:style-name="P1"><text:span text:style-name="T6">List&lt;UserDAO&gt; created = u.</text:span></text:p>
          <text:p text:style-name="P1"><text:span text:style-name="T6"><text:s text:c="2"/></text:span><text:span text:style-name="T9">selectChildren</text:span><text:span text:style-name="T14">User</text:span><text:span text:style-name="T6">().</text:span><text:span text:style-name="T9">by</text:span><text:span text:style-name="T14">CreatedBy</text:span><text:span text:style-name="T6">();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0.4cm" svg:x="15.6cm" svg:y="9.8cm">
          <text:p text:style-name="P3"><text:span text:style-name="T8">Reflexive Select Children by FK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5cm" svg:height="0.6cm" svg:x="15.6cm" svg:y="11.4cm">
          <text:p text:style-name="P1"><text:span text:style-name="T12">Available on tables with exported</text:span></text:p>
          <text:p text:style-name="P1"><text:span text:style-name="T12">reflexive FKs.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2cm" svg:height="2.2cm" svg:x="1.2cm" svg:y="15.2cm">
          <text:p text:style-name="P1"><text:span text:style-name="T16">// Sequence (e.g. Oracle)</text:span></text:p>
          <text:p text:style-name="P1"><text:span text:style-name="T6">GroupDAO g = new GroupDAO();</text:span></text:p>
          <text:p text:style-name="P1"><text:span text:style-name="T6">g.setName("admin");</text:span></text:p>
          <text:p text:style-name="P1"><text:span text:style-name="T6">g.</text:span><text:span text:style-name="T9">insert</text:span><text:span text:style-name="T6">();</text:span></text:p>
          <text:p text:style-name="P1"><text:span text:style-name="T6">System.out.println("id=" + g.getId());</text:span></text:p>
          <text:p text:style-name="P1"><text:span text:style-name="T11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4.2cm" svg:height="0.4cm" svg:x="1.2cm" svg:y="14.8cm">
          <text:p text:style-name="P3"><text:span text:style-name="T17">Auto-generated PK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2cm" svg:height="1.2cm" svg:x="1.2cm" svg:y="22.2cm">
          <text:p text:style-name="P1"><text:span text:style-name="T12">Same method in Java. Available</text:span></text:p>
          <text:p text:style-name="P1"><text:span text:style-name="T12">on tables with PK auto-generation</text:span></text:p>
          <text:p text:style-name="P1"><text:span text:style-name="T12">specified in the config file.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2cm" svg:height="2.2cm" svg:x="1.2cm" svg:y="17.4cm">
          <text:p text:style-name="P1"><text:span text:style-name="T16">// Identity column (e.g. MySQL)</text:span></text:p>
          <text:p text:style-name="P1"><text:span text:style-name="T6">GroupDAO g = new GroupDAO();</text:span></text:p>
          <text:p text:style-name="P1"><text:span text:style-name="T6">g.setName("admin");</text:span></text:p>
          <text:p text:style-name="P1"><text:span text:style-name="T6">g.</text:span><text:span text:style-name="T9">insert</text:span><text:span text:style-name="T6">();</text:span></text:p>
          <text:p text:style-name="P1"><text:span text:style-name="T6">System.out.println("id=" + g.getId());</text:span></text:p>
          <text:p text:style-name="P1"><text:span text:style-name="T11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4.2cm" svg:height="2.6cm" svg:x="1.2cm" svg:y="19.6cm">
          <text:p text:style-name="P1"><text:span text:style-name="T16">// Optional identity column (DB2)</text:span></text:p>
          <text:p text:style-name="P1"><text:span text:style-name="T6">GroupDAO g = new GroupDAO();</text:span></text:p>
          <text:p text:style-name="P1"><text:span text:style-name="T18">g.</text:span><text:span text:style-name="T9">setId</text:span><text:span text:style-name="T18">(123); </text:span><text:span text:style-name="T16">// value 123 is forced!</text:span></text:p>
          <text:p text:style-name="P1"><text:span text:style-name="T6">g.setName("admin");</text:span></text:p>
          <text:p text:style-name="P1"><text:span text:style-name="T6">g.</text:span><text:span text:style-name="T9">insert</text:span><text:span text:style-name="T6">();</text:span></text:p>
          <text:p text:style-name="P1"><text:span text:style-name="T6">System.out.println("id=" + g.getId());</text:span></text:p>
          <text:p text:style-name="P1"><text:span text:style-name="T11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4.8cm" svg:height="7.2cm" svg:x="10.6cm" svg:y="3.2cm">
          <text:p text:style-name="P1"><text:span text:style-name="T11">// Get all privileges set by a specific user</text:span></text:p>
          <text:p text:style-name="P1"><text:span text:style-name="T11">// from all active users on a specific group</text:span></text:p>
          <text:p text:style-name="P1"><text:span text:style-name="T19"/></text:p>
          <text:p text:style-name="P1"><text:span text:style-name="T20">●</text:span><text:span text:style-name="T6"> </text:span><text:span text:style-name="T6">In HotRod's configuration file:</text:span></text:p>
          <text:p text:style-name="P1"><text:span text:style-name="T21"/></text:p>
          <text:p text:style-name="P1"><text:span text:style-name="T22">&lt;select</text:span><text:span text:style-name="T6"> </text:span><text:span text:style-name="T23">java-class-name</text:span><text:span text:style-name="T6">="</text:span><text:span text:style-name="T24">ActivePrivilege</text:span><text:span text:style-name="T6">"</text:span><text:span text:style-name="T22">&gt;</text:span></text:p>
          <text:p text:style-name="P1"><text:span text:style-name="T6"><text:s/></text:span><text:span text:style-name="T6">select </text:span></text:p>
          <text:p text:style-name="P1"><text:span text:style-name="T6"><text:s text:c="4"/></text:span><text:span text:style-name="T6">u.username, p.*</text:span></text:p>
          <text:p text:style-name="P1"><text:span text:style-name="T6"><text:s text:c="2"/></text:span><text:span text:style-name="T6">from privilege p</text:span></text:p>
          <text:p text:style-name="P1"><text:span text:style-name="T6"><text:s text:c="2"/></text:span><text:span text:style-name="T6">join user u on (u.id) = (p.user_id)</text:span></text:p>
          <text:p text:style-name="P1"><text:span text:style-name="T25"><text:s text:c="2"/></text:span><text:span text:style-name="T25">{*</text:span></text:p>
          <text:p text:style-name="P1"><text:span text:style-name="T26"><text:s text:c="2"/></text:span><text:span text:style-name="T26">where u.state = 1</text:span></text:p>
          <text:p text:style-name="P1"><text:span text:style-name="T26"><text:s text:c="3"/></text:span><text:span text:style-name="T26">and u.group = </text:span></text:p>
          <text:p text:style-name="P1"><text:span text:style-name="T25"><text:s text:c="5"/></text:span><text:span text:style-name="T25">#{group,javaType=java.lang.Long}</text:span></text:p>
          <text:p text:style-name="P1"><text:span text:style-name="T26"><text:s text:c="3"/></text:span><text:span text:style-name="T26">and p.created_by = </text:span></text:p>
          <text:p text:style-name="P1"><text:span text:style-name="T25"><text:s text:c="5"/></text:span><text:span text:style-name="T25">#{createdBy,javaType=java.lang.Long}</text:span></text:p>
          <text:p text:style-name="P1"><text:span text:style-name="T25"><text:s text:c="2"/></text:span><text:span text:style-name="T25">*}</text:span></text:p>
          <text:p text:style-name="P1"><text:span text:style-name="T22">&lt;/select&gt;</text:span></text:p>
          <text:p text:style-name="P1"><text:span text:style-name="T21"/></text:p>
          <text:p text:style-name="P1"><text:span text:style-name="T20">●</text:span><text:span text:style-name="T6"> </text:span><text:span text:style-name="T6">In the java application:</text:span></text:p>
          <text:p text:style-name="P1"><text:span text:style-name="T21"/></text:p>
          <text:p text:style-name="P1"><text:span text:style-name="T6">List&lt;ActivePrivilege&gt; privs = </text:span></text:p>
          <text:p text:style-name="P1"><text:span text:style-name="T6"><text:s text:c="2"/></text:span><text:span text:style-name="T6">ActivePrivilege.</text:span><text:span text:style-name="T9">select</text:span><text:span text:style-name="T6">(123, 5);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4.8cm" svg:height="0.4cm" svg:x="10.6cm" svg:y="2.8cm">
          <text:p text:style-name="P3"><text:span text:style-name="T17">Custom &amp; Native SQL Sel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4.8cm" svg:height="2.2cm" svg:x="10.6cm" svg:y="10.4cm">
          <text:p text:style-name="P1"><text:span text:style-name="T12">Creates a new DAO java class. </text:span></text:p>
          <text:p text:style-name="P1"><text:span text:style-name="T12">Complex and database-specific SQL </text:span></text:p>
          <text:p text:style-name="P1"><text:span text:style-name="T12">selects can be used. Dynamic SQL </text:span></text:p>
          <text:p text:style-name="P1"><text:span text:style-name="T12">selects can also be used. Specified</text:span></text:p>
          <text:p text:style-name="P1"><text:span text:style-name="T12">parameters make up the list of </text:span></text:p>
          <text:p text:style-name="P1"><text:span text:style-name="T12">method parameters. Available on all </text:span></text:p>
          <text:p text:style-name="P1"><text:span text:style-name="T12">selects specified in the config file.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5cm" svg:height="3.2cm" svg:x="15.6cm" svg:y="12.6cm">
          <text:p text:style-name="P1"><text:span text:style-name="T6">UserDAO u = UserDAO.</text:span><text:span text:style-name="T9">select</text:span><text:span text:style-name="T6">(17); // #1</text:span></text:p>
          <text:p text:style-name="P1"><text:span text:style-name="T6">u.setGroupId(102);</text:span></text:p>
          <text:p text:style-name="P1"><text:span text:style-name="T6">try {</text:span></text:p>
          <text:p text:style-name="P1"><text:span text:style-name="T6"><text:s text:c="2"/></text:span><text:span text:style-name="T6">u.</text:span><text:span text:style-name="T9">update</text:span><text:span text:style-name="T6">(); // #2</text:span></text:p>
          <text:p text:style-name="P1"><text:span text:style-name="T6"><text:s text:c="2"/></text:span><text:span text:style-name="T6">// Successfully updated</text:span></text:p>
          <text:p text:style-name="P1"><text:span text:style-name="T6">} catch (StaleDataException e) {</text:span></text:p>
          <text:p text:style-name="P1"><text:span text:style-name="T6"><text:s text:c="2"/></text:span><text:span text:style-name="T6">// Row had been updated/deleted by </text:span></text:p>
          <text:p text:style-name="P1"><text:span text:style-name="T6"><text:s text:c="2"/></text:span><text:span text:style-name="T6">// other process between steps #1 and #2</text:span></text:p>
          <text:p text:style-name="P1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cm" svg:height="0.4cm" svg:x="15.6cm" svg:y="12.2cm">
          <text:p text:style-name="P3"><text:span text:style-name="T17">Update with Optimistic Lock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cm" svg:height="0.8cm" svg:x="15.6cm" svg:y="15.8cm">
          <text:p text:style-name="P1"><text:span text:style-name="T12">Available on all tables with version </text:span></text:p>
          <text:p text:style-name="P1"><text:span text:style-name="T12">control specified in the config file.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5cm" svg:height="3.2cm" svg:x="15.6cm" svg:y="17.2cm">
          <text:p text:style-name="P1"><text:span text:style-name="T6">UserDAO u = UserDAO.</text:span><text:span text:style-name="T9">select</text:span><text:span text:style-name="T6">(17); // #1</text:span></text:p>
          <text:p text:style-name="P1"><text:span text:style-name="T6">u.setGroupId(102);</text:span></text:p>
          <text:p text:style-name="P1"><text:span text:style-name="T6">try {</text:span></text:p>
          <text:p text:style-name="P1"><text:span text:style-name="T6"><text:s text:c="2"/></text:span><text:span text:style-name="T6">u.</text:span><text:span text:style-name="T9">delete</text:span><text:span text:style-name="T6">(); // #2</text:span></text:p>
          <text:p text:style-name="P1"><text:span text:style-name="T6"><text:s text:c="2"/></text:span><text:span text:style-name="T6">// Successfully deleted</text:span></text:p>
          <text:p text:style-name="P1"><text:span text:style-name="T6">} catch (StaleDataException e) {</text:span></text:p>
          <text:p text:style-name="P1"><text:span text:style-name="T6"><text:s text:c="2"/></text:span><text:span text:style-name="T6">// Row had been updated/deleted by </text:span></text:p>
          <text:p text:style-name="P1"><text:span text:style-name="T6"><text:s text:c="2"/></text:span><text:span text:style-name="T6">// other process between steps #1 and #2</text:span></text:p>
          <text:p text:style-name="P1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cm" svg:height="0.4cm" svg:x="15.6cm" svg:y="16.8cm">
          <text:p text:style-name="P3"><text:span text:style-name="T17">Delete with Optimistic Lock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cm" svg:height="0.8cm" svg:x="15.6cm" svg:y="20.4cm">
          <text:p text:style-name="P1"><text:span text:style-name="T12">Available on all tables with version </text:span></text:p>
          <text:p text:style-name="P1"><text:span text:style-name="T12">control specified in the config file.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4.8cm" svg:height="6.6cm" svg:x="5.6cm" svg:y="15.4cm">
          <text:p text:style-name="P1"><text:span text:style-name="T6">TxManager tx = null;</text:span></text:p>
          <text:p text:style-name="P1"><text:span text:style-name="T6">try {</text:span></text:p>
          <text:p text:style-name="P1"><text:span text:style-name="T6"><text:s text:c="2"/></text:span><text:span text:style-name="T6">tx = UserDAO.</text:span><text:span text:style-name="T7">getTxManager</text:span><text:span text:style-name="T6">();</text:span></text:p>
          <text:p text:style-name="P1"><text:span text:style-name="T6"><text:s text:c="2"/></text:span><text:span text:style-name="T6">tx.</text:span><text:span text:style-name="T9">begin</text:span><text:span text:style-name="T6">();</text:span></text:p>
          <text:p text:style-name="P1"><text:span text:style-name="T6"><text:s text:c="2"/></text:span></text:p>
          <text:p text:style-name="P1"><text:span text:style-name="T6"><text:s text:c="2"/></text:span><text:span text:style-name="T6">UserDAO u1 = UserDAO.select(12);</text:span></text:p>
          <text:p text:style-name="P1"><text:span text:style-name="T6"><text:s text:c="2"/></text:span><text:span text:style-name="T6">u1.setGroup(204); </text:span></text:p>
          <text:p text:style-name="P1"><text:span text:style-name="T6"><text:s text:c="2"/></text:span><text:span text:style-name="T6">u1.</text:span><text:span text:style-name="T9">update</text:span><text:span text:style-name="T6">(); </text:span><text:span text:style-name="T11">// updates group to 204</text:span></text:p>
          <text:p text:style-name="P1"><text:span text:style-name="T6"/></text:p>
          <text:p text:style-name="P1"><text:span text:style-name="T6"><text:s text:c="2"/></text:span><text:span text:style-name="T6">UserDAO u2 = UserDAO.select(17);</text:span></text:p>
          <text:p text:style-name="P1"><text:span text:style-name="T6"><text:s text:c="2"/></text:span><text:span text:style-name="T6">u2.setGroup(252);</text:span></text:p>
          <text:p text:style-name="P1"><text:span text:style-name="T6"><text:s text:c="2"/></text:span><text:span text:style-name="T6">u2.</text:span><text:span text:style-name="T9">update</text:span><text:span text:style-name="T6">(); </text:span><text:span text:style-name="T11">// updates group to 252</text:span></text:p>
          <text:p text:style-name="P1"><text:span text:style-name="T6"/></text:p>
          <text:p text:style-name="P1"><text:span text:style-name="T6"><text:s text:c="2"/></text:span><text:span text:style-name="T6">tx.</text:span><text:span text:style-name="T9">commit</text:span><text:span text:style-name="T6">();</text:span></text:p>
          <text:p text:style-name="P1"><text:span text:style-name="T6">} finally { </text:span><text:span text:style-name="T11">// don't forget to free resources!</text:span></text:p>
          <text:p text:style-name="P1"><text:span text:style-name="T6"><text:s text:c="2"/></text:span><text:span text:style-name="T6">if (tx != null) {</text:span></text:p>
          <text:p text:style-name="P1"><text:span text:style-name="T6"><text:s text:c="4"/></text:span><text:span text:style-name="T6">tx.</text:span><text:span text:style-name="T9">close</text:span><text:span text:style-name="T6">();</text:span></text:p>
          <text:p text:style-name="P1"><text:span text:style-name="T6"><text:s text:c="2"/></text:span><text:span text:style-name="T6">}</text:span></text:p>
          <text:p text:style-name="P1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.8cm" svg:height="0.4cm" svg:x="5.6cm" svg:y="15cm">
          <text:p text:style-name="P3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4.8cm" svg:height="1.8cm" svg:x="5.6cm" svg:y="22cm">
          <text:p text:style-name="P1"><text:span text:style-name="T12">Supports simple transactions (depicted </text:span></text:p>
          <text:p text:style-name="P1"><text:span text:style-name="T12">above), custom transactions, custom </text:span></text:p>
          <text:p text:style-name="P1"><text:span text:style-name="T12">mappers, and interlaced transactions </text:span></text:p>
          <text:p text:style-name="P1"><text:span text:style-name="T12">(if supported by your RDBMS/driver).</text:span></text:p>
          <text:p text:style-name="P1"><text:span text:style-name="T12">Also supports isolation levels.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9.4cm" svg:height="1.6cm" svg:x="1.2cm" svg:y="1cm">
          <text:p text:style-name="P3"><text:span text:style-name="T27">HotRod MyBatis Cheat Sheet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6.2cm" svg:x="10.6cm" svg:y="13.2cm">
          <text:p text:style-name="P1"><text:span text:style-name="T11">// Move all users without privileges to a</text:span></text:p>
          <text:p text:style-name="P1"><text:span text:style-name="T11">// specific user group</text:span></text:p>
          <text:p text:style-name="P1"><text:span text:style-name="T19"/></text:p>
          <text:p text:style-name="P1"><text:span text:style-name="T20">●</text:span><text:span text:style-name="T6"> </text:span><text:span text:style-name="T6">In HotRod's configuration file:</text:span></text:p>
          <text:p text:style-name="P1"><text:span text:style-name="T21"/></text:p>
          <text:p text:style-name="P1"><text:span text:style-name="T22">&lt;table </text:span><text:span text:style-name="T23">name</text:span><text:span text:style-name="T22">="</text:span><text:span text:style-name="T24">user</text:span><text:span text:style-name="T22">"&gt;</text:span></text:p>
          <text:p text:style-name="P1"><text:span text:style-name="T22"><text:s text:c="2"/></text:span><text:span text:style-name="T22">...</text:span></text:p>
          <text:p text:style-name="P1"><text:span text:style-name="T22"><text:s text:c="2"/></text:span><text:span text:style-name="T22">&lt;update</text:span><text:span text:style-name="T6"> </text:span><text:span text:style-name="T23">java-method-name</text:span><text:span text:style-name="T6">=</text:span></text:p>
          <text:p text:style-name="P1"><text:span text:style-name="T6"><text:s text:c="4"/></text:span><text:span text:style-name="T6">"</text:span><text:span text:style-name="T24">moveUnprivilegedUsers</text:span><text:span text:style-name="T6">"</text:span><text:span text:style-name="T22">&gt;</text:span></text:p>
          <text:p text:style-name="P1"><text:span text:style-name="T26"><text:s text:c="4"/></text:span><text:span text:style-name="T26">update user u set group = </text:span></text:p>
          <text:p text:style-name="P1"><text:span text:style-name="T25"><text:s text:c="7"/></text:span><text:span text:style-name="T25">#{group,javaType=java.lang.Long}</text:span></text:p>
          <text:p text:style-name="P1"><text:span text:style-name="T26"><text:s text:c="6"/></text:span><text:span text:style-name="T26">where u.id not in (</text:span></text:p>
          <text:p text:style-name="P1"><text:span text:style-name="T26"><text:s text:c="8"/></text:span><text:span text:style-name="T26">select id from privilege p </text:span></text:p>
          <text:p text:style-name="P1"><text:span text:style-name="T26"><text:s text:c="10"/></text:span><text:span text:style-name="T26">where p.user_id = id)</text:span></text:p>
          <text:p text:style-name="P1"><text:span text:style-name="T22"><text:s text:c="2"/></text:span><text:span text:style-name="T22">&lt;/update&gt;</text:span></text:p>
          <text:p text:style-name="P1"><text:span text:style-name="T22">&lt;/select&gt;</text:span></text:p>
          <text:p text:style-name="P1"><text:span text:style-name="T21"/></text:p>
          <text:p text:style-name="P1"><text:span text:style-name="T20">●</text:span><text:span text:style-name="T6"> </text:span><text:span text:style-name="T6">In the java application:</text:span></text:p>
          <text:p text:style-name="P1"><text:span text:style-name="T21"/></text:p>
          <text:p text:style-name="P1"><text:span text:style-name="T6">UserDAO.</text:span><text:span text:style-name="T7">moveUnprivilegedUsers</text:span><text:span text:style-name="T6">(1041);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4.8cm" svg:height="0.4cm" svg:x="10.6cm" svg:y="12.8cm">
          <text:p text:style-name="P3"><text:span text:style-name="T17">Custom &amp; Native SQL Update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4.8cm" svg:height="1.6cm" svg:x="10.6cm" svg:y="19.4cm">
          <text:p text:style-name="P1"><text:span text:style-name="T12">Adds a new method to a DAO class.</text:span></text:p>
          <text:p text:style-name="P1"><text:span text:style-name="T12">Can be added to &lt;table&gt; and &lt;dao&gt;</text:span></text:p>
          <text:p text:style-name="P1"><text:span text:style-name="T12">tags. Complex and database-specific</text:span></text:p>
          <text:p text:style-name="P1"><text:span text:style-name="T12">SQL updates can be used. Dynamic</text:span></text:p>
          <text:p text:style-name="P1"><text:span text:style-name="T12">SQL updates can also be used.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4.8cm" svg:height="3.8cm" svg:x="10.6cm" svg:y="21.6cm">
          <text:p text:style-name="P1"><text:span text:style-name="T11">// Get the value of sequence user_seq</text:span></text:p>
          <text:p text:style-name="P1"><text:span text:style-name="T28"/></text:p>
          <text:p text:style-name="P1"><text:span text:style-name="T20">●</text:span><text:span text:style-name="T6"> </text:span><text:span text:style-name="T6">In HotRod's configuration file:</text:span></text:p>
          <text:p text:style-name="P1"><text:span text:style-name="T21"/></text:p>
          <text:p text:style-name="P1"><text:span text:style-name="T22">&lt;table </text:span><text:span text:style-name="T23">name</text:span><text:span text:style-name="T22">="</text:span><text:span text:style-name="T24">user</text:span><text:span text:style-name="T22">"&gt;</text:span></text:p>
          <text:p text:style-name="P1"><text:span text:style-name="T22"><text:s text:c="2"/></text:span><text:span text:style-name="T22">...</text:span></text:p>
          <text:p text:style-name="P1"><text:span text:style-name="T22"><text:s text:c="2"/></text:span><text:span text:style-name="T22">&lt;sequence </text:span><text:span text:style-name="T23">name</text:span><text:span text:style-name="T6">="</text:span><text:span text:style-name="T24">user_seq</text:span><text:span text:style-name="T6">" /</text:span><text:span text:style-name="T22">&gt;</text:span></text:p>
          <text:p text:style-name="P1"><text:span text:style-name="T22">&lt;/table&gt; </text:span></text:p>
          <text:p text:style-name="P1"><text:span text:style-name="T29"/></text:p>
          <text:p text:style-name="P1"><text:span text:style-name="T20">●</text:span><text:span text:style-name="T6"> </text:span><text:span text:style-name="T6">In the java application:</text:span></text:p>
          <text:p text:style-name="P1"><text:span text:style-name="T21"/></text:p>
          <text:p><text:span text:style-name="T30">long</text:span><text:span text:style-name="T6"> value = UserDAO.</text:span></text:p>
          <text:p text:style-name="P1"><text:span text:style-name="T7"><text:s text:c="2"/></text:span><text:span text:style-name="T7">selectSequenceUserSeq</text:span><text:span text:style-name="T6">();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4.8cm" svg:height="0.4cm" svg:x="10.6cm" svg:y="21.2cm">
          <text:p text:style-name="P3"><text:span text:style-name="T17">Select Sequence Val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4.8cm" svg:height="0.8cm" svg:x="10.6cm" svg:y="25.4cm">
          <text:p text:style-name="P1"><text:span text:style-name="T12">Can be added to &lt;table&gt; and &lt;dao&gt;</text:span></text:p>
          <text:p text:style-name="P1"><text:span text:style-name="T12">tag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3" svg:font-family="'Liberation Sans Narrow'" style:font-adornments="Regular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3:43:27.331572102</meta:creation-date>
    <dc:date>2017-01-29T12:01:09.651252424</dc:date>
    <meta:editing-duration>PT4H3M44S</meta:editing-duration>
    <meta:editing-cycles>151</meta:editing-cycles>
    <meta:generator>LibreOffice/5.0.4.2$Linux_X86_64 LibreOffice_project/00m0$Build-2</meta:generator>
    <meta:document-statistic meta:object-count="71"/>
  </office:meta>
</office:document-meta>
</file>